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list-style-name="L1"/>
    <style:style style:name="P2" style:family="paragraph" style:parent-style-name="Standard" style:list-style-name="L2"/>
    <style:style style:name="P3" style:family="paragraph" style:parent-style-name="Standard">
      <style:paragraph-properties fo:background-color="transparent">
        <style:background-image/>
      </style:paragraph-properties>
    </style:style>
    <style:style style:name="T1" style:family="text">
      <style:text-properties fo:background-color="transparent"/>
    </style:style>
    <style:style style:name="T2" style:family="text">
      <style:text-properties fo:font-style="italic"/>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am Name) </text:p>
      <text:p text:style-name="Standard">(Project Title) </text:p>
      <text:p text:style-name="Standard">Software Design Document </text:p>
      <text:p text:style-name="Standard"/>
      <text:p text:style-name="Standard"/>
      <text:p text:style-name="Standard">Name (s): </text:p>
      <text:p text:style-name="Standard">Lab Section: </text:p>
      <text:p text:style-name="Standard">Workstation: </text:p>
      <text:p text:style-name="Standard"/>
      <text:p text:style-name="Standard">Date: (mm/dd/yyyy)</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ABLE OF CONTENTS </text:p>
      <text:p text:style-name="Standard">1. <text:s/>INTRODUCTION <text:s/>2 </text:p>
      <text:p text:style-name="Standard">1.1 <text:s/>Purpose <text:s/>2 </text:p>
      <text:p text:style-name="Standard">1.2 <text:s/>Scope <text:s/>2 </text:p>
      <text:p text:style-name="Standard">1.3 <text:s/>Overview <text:s/>2 </text:p>
      <text:p text:style-name="Standard">1.4 <text:s/>Ref erence Material <text:s/>2 </text:p>
      <text:p text:style-name="Standard">1.5 <text:s/>Defini t i ons and Acronyms <text:s/>2 </text:p>
      <text:p text:style-name="Standard">2. <text:s/>SYSTEM OVERVIEW <text:s/>2 </text:p>
      <text:p text:style-name="Standard">3. <text:s/>SYSTEM ARCHITECTURE <text:s/>2 </text:p>
      <text:p text:style-name="Standard">3.1 <text:s/>Archi tectural <text:s/>Design <text:s/>2 </text:p>
      <text:p text:style-name="Standard">3.2 <text:s/>Decomposi t i on Descri pt i on <text:s/>3 </text:p>
      <text:p text:style-name="Standard">3.3 <text:s/>Design Rati onale <text:s/>3 </text:p>
      <text:p text:style-name="Standard">4. <text:s/>DATA DESIGN <text:s/>3 </text:p>
      <text:p text:style-name="Standard">4.1 <text:s/>Dat a Descri pt i on <text:s/>3 </text:p>
      <text:p text:style-name="Standard">4.2 <text:s/>Dat a Dict i onary <text:s/>3 </text:p>
      <text:p text:style-name="Standard">5. <text:s/>COMPONENT DESIGN <text:s/>3 </text:p>
      <text:p text:style-name="Standard">6. <text:s/>HUMAN INTERFACE DESIGN <text:s/>4 </text:p>
      <text:p text:style-name="Standard">6.1 <text:s/>Overview of <text:s/>User Interf ace <text:s/>4 </text:p>
      <text:p text:style-name="Standard">6.2 <text:s/>Screen Images <text:s/>4 </text:p>
      <text:p text:style-name="Standard">6.3 <text:s/>Screen Objects and Acti ons <text:s/>4 </text:p>
      <text:p text:style-name="Standard">7. <text:s/>REQUIREMENTS MATRIX <text:s/>4 </text:p>
      <text:p text:style-name="Standard">8. <text:s/>APPENDICES <text:s/>4</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1. INTRODUCTION </text:p>
      <text:p text:style-name="Standard"/>
      <text:p text:style-name="Standard">1.1 <text:s/>Purpose </text:p>
      <text:p text:style-name="Standard"><text:tab/>This document, the Software Design Document, is designed to describe the architectural and system details of the PlasmaGraph product to all whom are interested in understanding the design decisions made in the creation of this product; specifically, this document is made for the students working at the Polytechnic University of Puerto Rico's Plasma Laboratory and any future contributors to the PlasmaGraph project. It explains what the program does and why it does it in order to provide an accurate synopsis of how the functional and non-functional requirements are achieved. Diagrams and pseudo-code will be both used in order to appropriately and concisely detail how PlasmaGraph will satisfy the requirements listed in the System Requirement Specifcation (SRS) document. In doing so, readers will obtain a close-to-exact idea of how the program will function without having to look at the code itself.</text:p>
      <text:p text:style-name="Standard"/>
      <text:p text:style-name="Standard">1.2 <text:s/>Scope </text:p>
      <text:p text:style-name="Standard"><text:tab/>The project, currently by the Plasma Visualization Group, is designed to create a product called PlasmaGraph. PlasmaGraph is a graphing solution specifically made to create graphs from the PUPR Plasma Laboratory's Matlab-encoded data files. It allows the user to select the matlab-encoded data file to use, select the graphs columns and other visual settings, generate regressions based on one or more groups of data, and save the resulting graphs. PlasmaGraph is to be used at the end of the experiment analysis pipeline of the Plasma Laboratory in order to visualize experiment data tendencies without resorting to tools that require programming knowledge, such as Matlab. This product would, therefore, be indispensable to both new members of the Plasma Laboratory work team and older members who want to quickly view and understand experiment data.</text:p>
      <text:p text:style-name="Standard"/>
      <text:p text:style-name="Standard">1.3 <text:s/>Overview </text:p>
      <text:p text:style-name="Standard"><text:tab/>The SDD is divided into various sections, each emphasizing an aspect of the product.</text:p>
      <text:p text:style-name="Standard"><text:tab/>[TBD]</text:p>
      <text:p text:style-name="Standard"/>
      <text:p text:style-name="Standard">1.4 <text:s/>Reference Material </text:p>
      <text:list xml:id="list8961591363338823760" text:style-name="L1">
        <text:list-item>
          <text:p text:style-name="P1">Ramanujan , Sam. "Software Design Document (SDD) Template." . N.p., 3 Sept. 2013. Web. 7 May 2014. &lt;http://cmsu2.ucmo.edu/public/classes/sam/Advanced%20Systems%20Project/sdd_template.pdf&gt;. </text:p>
        </text:list-item>
        <text:list-item>
          <text:p text:style-name="P1">Martin, Robert C.. <text:span text:style-name="T2">UML for Java programmers</text:span>. Upper Saddle River, NJ: Prentice Hall PTR, 2003. Print. </text:p>
        </text:list-item>
      </text:list>
      <text:p text:style-name="Standard"/>
      <text:p text:style-name="Standard">1.5 <text:s/>Definitions and Acronyms </text:p>
      <text:p text:style-name="Standard">[Definitions Table]</text:p>
      <text:p text:style-name="Standard"/>
      <text:p text:style-name="Standard">[Acronyms Tabl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2. SYSTEM OVERVIEW </text:p>
      <text:p text:style-name="Standard"/>
      <text:p text:style-name="Standard"><text:tab/>As explained in section 1.2 of this document, PlasmaGraph is designed to provide graphing tools to students and professors working in the PUPR Plasma Laboratory. The main advantage that said program holds over Matlab is the relative simplicity of graphing with a GUI interface over Matlab's graphing methods. </text:p>
      <text:p text:style-name="Standard"/>
      <text:p text:style-name="Standard"><text:tab/>The capabilities of the PlasmaGraph program are as follows:</text:p>
      <text:list xml:id="list1420968962619441884" text:style-name="L2">
        <text:list-item>
          <text:p text:style-name="P2">Import Matlab Level-5-encoded data files.</text:p>
        </text:list-item>
        <text:list-item>
          <text:p text:style-name="P2">Validate data files for uneven column sizes or invalid data points.</text:p>
        </text:list-item>
        <text:list-item>
          <text:p text:style-name="P2">Provide a Graphical User Interface for the user to select options.</text:p>
        </text:list-item>
        <text:list-item>
          <text:p text:style-name="P2">Create graphs based on user-provided data and options.</text:p>
        </text:list-item>
        <text:list-item>
          <text:p text:style-name="P2">Save graphs made by the user.</text:p>
        </text:list-item>
        <text:list-item>
          <text:p text:style-name="P2">Save and import graph's options for later use.</text:p>
        </text:list-item>
        <text:list-item>
          <text:p text:style-name="P2">Allow user to view data manually.</text:p>
        </text:list-item>
        <text:list-item>
          <text:p text:style-name="P2">Provide a help interface to explain the purpose of some functions.</text:p>
        </text:list-item>
      </text:list>
      <text:p text:style-name="Standard"/>
      <text:p text:style-name="Standard"><text:tab/>[TBD – Background leading to the project.]</text:p>
      <text:p text:style-name="Standard"><text:tab/>[TBD – Program structur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3. SYSTEM ARCHITECTURE </text:p>
      <text:p text:style-name="Standard"/>
      <text:p text:style-name="Standard">3.1 <text:s/>Architectural Design </text:p>
      <text:p text:style-name="Standard">Devel op <text:s/>a <text:s/>modular <text:s/>program <text:s text:c="2"/>structure <text:s/>and <text:s/>explain <text:s/>the <text:s/>rel at i onships <text:s/>between <text:s/>the <text:s/>modules <text:s/>t o </text:p>
      <text:p text:style-name="Standard">achieve <text:s/>the <text:s/>complete <text:s/>f unct i onali t y <text:s/>o f <text:s text:c="2"/>the <text:s/>system. <text:s text:c="2"/>This <text:s/>is <text:s/>a <text:s/>high <text:s/>level <text:s/>overview <text:s/>of <text:s/>how responsibili t ies of the system were part i t i oned and then assigned to subsystems. Ident ify each </text:p>
      <text:p text:style-name="Standard">high <text:s/>level <text:s/>subsystem <text:s/>and <text:s/>the <text:s/>ro l es <text:s/>or <text:s/>responsibilit ies <text:s/>assigned <text:s/>to <text:s text:c="2"/>i t . <text:s/>Describe <text:s/>how <text:s/>these </text:p>
      <text:p text:style-name="Standard">subsystems co llaborat e wi th each other <text:s/>in order to achieve the desi r ed f unct i onali t y . Don’t <text:s/>go </text:p>
      <text:p text:style-name="Standard">into <text:s/>too <text:s text:c="2"/>much <text:s/>detail <text:s/>about <text:s/>the <text:s/>individual <text:s/>subsystems. <text:s/>The <text:s/>main <text:s/>purpose <text:s/>is <text:s/>to <text:s text:c="2"/>gain <text:s/>a <text:s/>genera l </text:p>
      <text:p text:style-name="Standard">understanding <text:s/>o f <text:s text:c="2"/>how <text:s/>and <text:s/>why <text:s/>the <text:s/>system <text:s/>was <text:s/>decomposed, <text:s/>and <text:s/>how <text:s/>the <text:s/>individual <text:s/>parts </text:p>
      <text:p text:style-name="Standard">work <text:s/>together. <text:s text:c="3"/>Provi de <text:s/>a <text:s/>diagram <text:s/>showing <text:s/>the <text:s/>maj or <text:s/>subsystems <text:s/>and <text:s/>data <text:s/>reposi tori es <text:s/>and </text:p>
      <text:p text:style-name="Standard">thei r <text:s/>interconnect i ons. Describe the di agram <text:s/>if requi red. </text:p>
      <text:p text:style-name="Standard"/>
      <text:p text:style-name="Standard">3.2 <text:s/>Decomposition Description </text:p>
      <text:p text:style-name="Standard">Provi de a decomposi t i on of <text:s text:c="2"/>the subsystems <text:s/>in <text:s/>the archi tectural <text:s text:c="2"/>design. <text:s text:c="3"/>Supplement <text:s/>wi th <text:s/>text </text:p>
      <text:p text:style-name="Standard">as needed. You may choose to give a <text:s/>funct i onal descri pt i on or an object­orient ed descri pt i on. </text:p>
      <text:p text:style-name="Standard">For <text:s/>a <text:s/>f unct i onal <text:s/>descript i on, <text:s/>put <text:s/>top­l evel <text:s/>dat a <text:s/>fl ow <text:s/>di agram <text:s/>(DFD) <text:s/>and <text:s/>structural </text:p>
      <text:p text:style-name="Standard">decomposi t i on <text:s/>diagrams. <text:s/>For <text:s/>an <text:s/>OO <text:s/>descri pt i on, <text:s/>put <text:s/>subsystem <text:s/>model , <text:s text:c="2"/>object <text:s text:c="2"/>di agrams, </text:p>
      <text:p text:style-name="Standard">generalizat i on <text:s/>hierarchy <text:s/>diagram( s) <text:s/>( if <text:s text:c="2"/>any), <text:s/>aggregati on <text:s/>hierarchy <text:s/>diagram( s) <text:s/>(if <text:s text:c="2"/>any ), </text:p>
      <text:p text:style-name="Standard">interf ace specificat i ons, and sequence diagrams here. </text:p>
      <text:p text:style-name="Standard"/>
      <text:p text:style-name="Standard">3.3 <text:s/>Design Rationale </text:p>
      <text:p text:style-name="Standard">Discuss <text:s/>the <text:s/>rat i onale <text:s/>f or <text:s/>select ing <text:s/>the <text:s/>archi tecture <text:s/>described <text:s/>in <text:s/>3.1 <text:s/>including <text:s/>cri t i cal <text:s/>issues </text:p>
      <text:p text:style-name="Standard">and <text:s/>trade/offs <text:s/>that <text:s/>were <text:s/>consi dered. <text:s/>You <text:s/>may <text:s/>discuss <text:s/>other <text:s/>archi tectures <text:s/>that <text:s/>were </text:p>
      <text:p text:style-name="Standard">considered, provi ded that y ou explain why y ou di dn’t <text:s/>choose them.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4. DATA DESIGN </text:p>
      <text:p text:style-name="Standard"/>
      <text:p text:style-name="Standard">4.1 <text:s/>Data Description </text:p>
      <text:p text:style-name="Standard">Explain <text:s/>how the informat i on domain o f <text:s/>y our sy stem <text:s text:c="2"/>is transf ormed into data structures. </text:p>
      <text:p text:style-name="Standard">Describe how the m aj or data or sy stem ent i t ies are stored, processed and organi zed. Li st <text:s/>any </text:p>
      <text:p text:style-name="Standard">databases or data storage i tems. </text:p>
      <text:p text:style-name="Standard"/>
      <text:p text:style-name="Standard">4.2 <text:s/>Data Dictionary </text:p>
      <text:p text:style-name="Standard">Alphabet i cally <text:s/>list <text:s/>the sy stem ent i t i es or maj or data al ong wi th their ty pes and descripti ons. I f </text:p>
      <text:p text:style-name="Standard">y ou <text:s/>provided <text:s/>a <text:s/>funct i onal <text:s/>descripti on <text:s/>in <text:s/>Secti on <text:s/>3.2, <text:s/>list <text:s text:c="2"/>all <text:s/>the <text:s/>funct i ons <text:s/>and <text:s/>f unct i on </text:p>
      <text:p text:style-name="Standard">parameters. If <text:s/>y ou provi ded an OO descri pt i on, <text:s/>list <text:s/>the obj ects and i ts attributes, methods and </text:p>
      <text:p text:style-name="Standard">method parameters.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5. COMPONENT DESIGN </text:p>
      <text:p text:style-name="Standard">In <text:s/>t his <text:s/>sect i on, <text:s/>we <text:s/>take <text:s/>a <text:s/>cl oser <text:s/>l ook <text:s/>at <text:s text:c="2"/>what <text:s/>each <text:s/>component <text:s text:c="2"/>does <text:s/>in <text:s/>a <text:s/>more <text:s/>systematic <text:s/>way . <text:s/>I f y ou <text:s/>gave <text:s/>a <text:s/>funct i onal <text:s/>descri pt i on <text:s/>in <text:s/>sect i on <text:s/>3.2, <text:s/>provi de <text:s/>a <text:s/>summary <text:s/>of <text:s text:c="2"/>y our <text:s/>algor i thm <text:s text:c="2"/>f or <text:s/>each funct i on <text:s/>list ed <text:s/>in <text:s/>3.2 <text:s/>in <text:s/>procedural <text:s text:c="2"/>descripti on <text:s/>language <text:s/>(PDL) <text:s/>or <text:s/>pseudocode. <text:s/>If <text:s text:c="2"/>y ou <text:s/>gave <text:s/>a n OO descripti on, <text:s/>summarize <text:s/>each <text:s/>object <text:s text:c="2"/>member <text:s/>funct i on <text:s/>f or <text:s/>all <text:s/>the <text:s/>objects <text:s/>list ed <text:s/>in <text:s/>3.2 <text:s/>in <text:s/>PDL or pseudocode. <text:s/>Describe any <text:s text:c="2"/>local <text:s/>data when <text:s/>necessary .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6. HUMAN INTERFACE DESIGN </text:p>
      <text:p text:style-name="Standard">6.1 <text:s/>Overview of User Interface </text:p>
      <text:p text:style-name="Standard"/>
      <text:p text:style-name="Standard">Describe <text:s/>the <text:s/>funct i onali t y <text:s/>o f <text:s text:c="2"/>the <text:s/>system <text:s/>from <text:s/>the <text:s/>user’s <text:s/>perspect ive. <text:s/>Explain <text:s/>how <text:s/>the <text:s/>user </text:p>
      <text:p text:style-name="Standard">will <text:s/>be <text:s/>able <text:s/>to <text:s/>use <text:s/>y our <text:s/>sy stem <text:s/>to <text:s text:c="2"/>complete <text:s/>all <text:s/>the <text:s/>expect ed <text:s/>f eatures <text:s/>and <text:s/>the <text:s/>feedback </text:p>
      <text:p text:style-name="Standard">inf ormat i on that will <text:s/>be displayed f or the user. </text:p>
      <text:p text:style-name="Standard"/>
      <text:p text:style-name="Standard">6.2 <text:s/>Screen Images </text:p>
      <text:p text:style-name="Standard"/>
      <text:p text:style-name="Standard">Di spla y <text:s/>screenshots <text:s/>showing <text:s/>the <text:s/>interface <text:s/>from <text:s/>the <text:s/>user’s <text:s/>perspect ive. <text:s/>These <text:s/>can <text:s/>be <text:s/>hand­ </text:p>
      <text:p text:style-name="Standard">drawn <text:s/>or <text:s/>y ou <text:s/>can <text:s/>use <text:s/>an <text:s/>automated <text:s/>drawing <text:s/>too l. <text:s text:c="3"/>Just <text:s text:c="2"/>make <text:s/>them <text:s/>as <text:s/>accurate <text:s/>as <text:s/>possible. </text:p>
      <text:p text:style-name="Standard">(Graph paper works well.) </text:p>
      <text:p text:style-name="Standard"/>
      <text:p text:style-name="Standard">6.3 <text:s/>Screen Objects and Actions </text:p>
      <text:p text:style-name="Standard"/>
      <text:p text:style-name="Standard">A discussi o n of <text:s/>screen objects and act i ons associ ated wi th those obj ects.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7. REQUIREMENTS MATRIX </text:p>
      <text:p text:style-name="P3">Provide a c<text:span text:style-name="T1">ross r</text:span>eference <text:s/>that <text:s/>traces components <text:s/>and <text:s/>data structures to <text:s/>he <text:s/>requirements <text:s/>in <text:s/>your SRS document . </text:p>
      <text:p text:style-name="Standard"/>
      <text:p text:style-name="Standard">Use <text:s/>a <text:s/>tabular <text:s/>format <text:s/>to <text:s text:c="2"/>show <text:s/>which <text:s/>system <text:s/>components <text:s/>sat i sfy <text:s/>each <text:s/>of <text:s text:c="2"/>the <text:s/>funct i onal </text:p>
      <text:p text:style-name="Standard">requi rements <text:s/>f rom <text:s/>the SRS. <text:s text:c="2"/>Ref er <text:s/>t o the <text:s/>f unct i onal <text:s text:c="2"/>requi rements <text:s/>by <text:s/>the numbers/codes <text:s/>that you gave them in the SRS.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8. APPENDICES </text:p>
      <text:p text:style-name="Standard">This section is optiona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as-char" svg:y="0in"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5-07T15:50:32.79</meta:creation-date>
    <dc:date>2014-05-07T18:57:33.72</dc:date>
    <meta:editing-duration>PT3H6M55S</meta:editing-duration>
    <meta:editing-cycles>12</meta:editing-cycles>
    <meta:generator>OpenOffice/4.0.1$Win32 OpenOffice.org_project/401m5$Build-9714</meta:generator>
    <meta:document-statistic meta:table-count="0" meta:image-count="0" meta:object-count="0" meta:page-count="10" meta:paragraph-count="106" meta:word-count="1383" meta:character-count="8037"/>
  </office:meta>
</office:document-meta>
</file>